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21031"/>
    </style:style>
    <style:style style:name="P2" style:family="paragraph" style:parent-style-name="Preformatted_20_Text">
      <style:paragraph-properties fo:orphans="1" style:writing-mode="lr-tb"/>
      <style:text-properties officeooo:paragraph-rsid="00121031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21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1: Simulating Structured Fluid Flow Using COM Principles</text:span></text:p>
      <text:p text:style-name="P2"/>
      <text:p text:style-name="P2"><text:span text:style-name="Source_20_Text"># Define the Navier-Stokes velocity field with COM structuring</text:span></text:p>
      <text:p text:style-name="P2"><text:span text:style-name="Source_20_Text">def structured_fluid_velocity(x, t, A=1, k=2*np.pi/10, omega=2*np.pi/5, viscosity=0.01):</text:span></text:p>
      <text:p text:style-name="P2"><text:span text:style-name="Source_20_Text"><text:s text:c="4"/>"""Models fluid velocity as a structured oscillatory flow based on COM principles."""</text:span></text:p>
      <text:p text:style-name="P2"><text:span text:style-name="Source_20_Text"><text:s text:c="4"/>return A * np.sin(k * x - omega * t) * np.exp(-viscosity * x)</text:span></text:p>
      <text:p text:style-name="P2"/>
      <text:p text:style-name="P2"><text:span text:style-name="Source_20_Text"># Generate spatial and temporal grid for fluid simulation</text:span></text:p>
      <text:p text:style-name="P2"><text:span text:style-name="Source_20_Text">x_vals_fluid = np.linspace(0, 20, 100)</text:span></text:p>
      <text:p text:style-name="P2"><text:span text:style-name="Source_20_Text">t_vals_fluid = np.linspace(0, 20, 100)</text:span></text:p>
      <text:p text:style-name="P2"><text:span text:style-name="Source_20_Text">X_fluid, T_fluid = np.meshgrid(x_vals_fluid, t_vals_fluid)</text:span></text:p>
      <text:p text:style-name="P2"><text:span text:style-name="Source_20_Text">Z_fluid = structured_fluid_velocity(X_fluid, T_fluid)</text:span></text:p>
      <text:p text:style-name="P2"/>
      <text:p text:style-name="P2"><text:span text:style-name="Source_20_Text"># Plot the structured fluid velocity field</text:span></text:p>
      <text:p text:style-name="P2"><text:span text:style-name="Source_20_Text">plt.figure(figsize=(10, 6))</text:span></text:p>
      <text:p text:style-name="P2"><text:span text:style-name="Source_20_Text">plt.contourf(X_fluid, T_fluid, Z_fluid, cmap="coolwarm", levels=50)</text:span></text:p>
      <text:p text:style-name="P2"><text:span text:style-name="Source_20_Text">plt.colorbar(label="Fluid Velocity (Structured Flow)")</text:span></text:p>
      <text:p text:style-name="P2"><text:span text:style-name="Source_20_Text">plt.title("Collatz-Octave Model: Structured Fluid Flow in Navier-Stokes System")</text:span></text:p>
      <text:p text:style-name="P2"><text:span text:style-name="Source_20_Text">plt.xlabel("Space (Wave Amplitude)")</text:span></text:p>
      <text:p text:style-name="P2"><text:span text:style-name="Source_20_Text">plt.ylabel("Time (Wave Frequency)")</text:span></text:p>
      <text:p text:style-name="P2"><text:span text:style-name="Source_20_Text">plt.show()</text:span></text:p>
      <text:p text:style-name="P2"/>
      <text:p text:style-name="P2"><text:span text:style-name="Source_20_Text"># Step 2: Computing Gradient to Identify Turbulence Formation</text:span></text:p>
      <text:p text:style-name="P2"/>
      <text:p text:style-name="P2"><text:span text:style-name="Source_20_Text"># Compute velocity gradients to check for turbulence formation</text:span></text:p>
      <text:p text:style-name="P2"><text:span text:style-name="Source_20_Text">velocity_gradient_x = np.gradient(Z_fluid, axis=0) <text:s/># Spatial gradient</text:span></text:p>
      <text:p text:style-name="P2"><text:span text:style-name="Source_20_Text">velocity_gradient_t = np.gradient(Z_fluid, axis=1) <text:s/># Temporal gradient</text:span></text:p>
      <text:p text:style-name="P2"/>
      <text:p text:style-name="P2"><text:span text:style-name="Source_20_Text"># Compute total turbulence intensity (gradient magnitude)</text:span></text:p>
      <text:p text:style-name="P2"><text:span text:style-name="Source_20_Text">turbulence_intensity = np.sqrt(velocity_gradient_x**2 + velocity_gradient_t**2)</text:span></text:p>
      <text:p text:style-name="P2"/>
      <text:p text:style-name="P2"><text:span text:style-name="Source_20_Text"># Plot turbulence intensity map</text:span></text:p>
      <text:p text:style-name="P2"><text:span text:style-name="Source_20_Text">plt.figure(figsize=(10, 6))</text:span></text:p>
      <text:p text:style-name="P2"><text:span text:style-name="Source_20_Text">plt.contourf(X_fluid, T_fluid, turbulence_intensity, cmap="inferno", levels=50)</text:span></text:p>
      <text:p text:style-name="P2"><text:span text:style-name="Source_20_Text">plt.colorbar(label="Turbulence Intensity (Velocity Gradient Magnitude)")</text:span></text:p>
      <text:p text:style-name="P2"><text:span text:style-name="Source_20_Text">plt.title("Collatz-Octave Model: Detecting Turbulence in Navier-Stokes Flow")</text:span></text:p>
      <text:p text:style-name="P2"><text:span text:style-name="Source_20_Text">plt.xlabel("Space (Wave Amplitude)")</text:span></text:p>
      <text:p text:style-name="P2"><text:span text:style-name="Source_20_Text">plt.ylabel("Time (Wave Frequency)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07:16.620923040</meta:creation-date>
    <meta:generator>LibreOffice/24.2.7.2$Linux_X86_64 LibreOffice_project/420$Build-2</meta:generator>
    <dc:date>2025-02-09T05:16:03.336213980</dc:date>
    <meta:editing-duration>PT8M47S</meta:editing-duration>
    <meta:editing-cycles>1</meta:editing-cycles>
    <meta:document-statistic meta:table-count="0" meta:image-count="0" meta:object-count="0" meta:page-count="1" meta:paragraph-count="32" meta:word-count="188" meta:character-count="1729" meta:non-whitespace-character-count="1563"/>
  </office:meta>
</office:document-meta>
</file>